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3"/>
          <table:table-cell office:value-type="string" calcext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4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5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/>
          <table:table-cell office:value-type="string" calcext:value-type="string">
            <text:p>?</text:p>
          </table:table-cell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1">
          <table:table-cell table:style-name="ce3"/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ranch „frac_conc“ only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 table:number-rows-repeated="31704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.00.0000</text:date>, <text:time style:data-style-name="N2" text:time-value="12:41:40.6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creator>Till Francke</dc:creator>
    <dc:date>2015-02-11T17:04:10.607000000</dc:date>
    <meta:editing-cycles>206</meta:editing-cycles>
    <meta:editing-duration>P10DT15H14M35S</meta:editing-duration>
    <meta:document-statistic meta:table-count="3" meta:cell-count="1779" meta:object-count="0"/>
    <meta:user-defined meta:name="Info 1"/>
    <meta:user-defined meta:name="Info 2"/>
    <meta:user-defined meta:name="Info 3"/>
    <meta:user-defined meta:name="Info 4"/>
  </office:meta>
</office:document-meta>
</file>